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3.075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subtitle">
      <style:graphic-properties draw:fill-color="#ffffff" fo:min-height="16.2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FreeMono" fo:font-size="28pt" style:font-size-asian="28pt" style:font-size-complex="28pt"/>
    </style:style>
    <style:style style:name="P4" style:family="paragraph">
      <loext:graphic-properties draw:fill-color="#ffffff"/>
      <style:text-properties fo:font-size="32pt"/>
    </style:style>
    <style:style style:name="T1" style:family="text">
      <style:text-properties fo:font-size="2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Mono"/>
    </style:style>
    <style:style style:name="T6" style:family="text">
      <style:text-properties style:font-name="FreeMono" fo:font-weight="bold" style:font-weight-asian="bold" style:font-weight-complex="bold"/>
    </style:style>
    <style:style style:name="T7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<text:a xlink:href="data::ObjectStore" xlink:type="simple">Data::ObjectStore</text:a><text:tab/></text:p>
          </draw:text-box>
        </draw:frame>
        <draw:frame presentation:style-name="pr2" draw:text-style-name="P1" draw:layer="layout" svg:width="23.8cm" svg:height="3.075cm" svg:x="2.2cm" svg:y="16.227cm" presentation:class="subtitle" presentation:user-transformed="true">
          <draw:text-box>
            <text:p>And still, the objects persisted.</text:p>
            <text:p>Store objects and their relationship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I’m not sure which tag line is better. The first tends towards amusement, the second dry and more descriptive.</text:p>
              <text:p>Maybe something better?</text:p>
            </draw:text-box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563cm" svg:y="0.836cm" presentation:class="title" presentation:user-transformed="true">
          <draw:text-box>
            <text:p>Synopsis</text:p>
          </draw:text-box>
        </draw:frame>
        <draw:frame presentation:style-name="pr5" draw:layer="layout" svg:width="24cm" svg:height="12.18cm" svg:x="2.54cm" svg:y="6cm" presentation:class="outline" presentation:user-transformed="true">
          <draw:text-box>
            <text:list text:style-name="L4">
              <text:list-header>
                <text:p>$store = Data::ObjectStore→open_store($dir)</text:p>
                <text:p>$root = $store→load_root_container;</text:p>
                <text:p>$arr = [ 1, 2, 3, 4 ];</text:p>
                <text:p>$root→set_array( $arr );</text:p>
                <text:p>push @$array, 5, { six =&gt; [ $arr, “has”, ”hash”] };</text:p>
                <text:p>$store-&gt;save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<text:span text:style-name="T1">The directory is the only configuration for the object store.</text:span></text:p>
              <text:p><text:span text:style-name="T1"/></text:p>
              <text:p><text:span text:style-name="T1">The root container is created automatically.</text:span></text:p>
              <text:p><text:span text:style-name="T1"/></text:p>
              <text:p><text:span text:style-name="T1">Adding the array to the root ads it to the store.</text:span></text:p>
              <text:p><text:span text:style-name="T1"/></text:p>
              <text:p><text:span text:style-name="T1">Pushing the has onto the array ads it to the store.</text:span></text:p>
              <text:p><text:span text:style-name="T1"/></text:p>
              <text:p><text:span text:style-name="T1">Recursive structures are fine (though the root may not be added to any object).</text:span></text:p>
              <text:p><text:span text:style-name="T1"/></text:p>
              <text:p><text:span text:style-name="T1">Save saves all things added to the store that can trace a path to the root and are dirty.</text:span></text:p>
            </draw:text-box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Saves 3 object types</text:p>
                <text:list>
                  <text:list-item>
                    <text:p>Hash</text:p>
                  </text:list-item>
                  <text:list-item>
                    <text:p>Array</text:p>
                  </text:list-item>
                  <text:list-item>
                    <text:p><text:a xlink:href="data::ObjectStore::Container" xlink:type="simple">Data::ObjectStore::Container</text:a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y not use <text:span text:style-name="T2">$x</text:span> instead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I didn’t know about $x when starting</text:p>
              </text:list-item>
              <text:list-item>
                <text:p>I wanted to create something cool</text:p>
              </text:list-item>
              <text:list-item>
                <text:p>$x probably lacks one of these features</text:p>
                <text:list>
                  <text:list-item>
                    <text:p>Tracks dirty objects</text:p>
                  </text:list-item>
                  <text:list-item>
                    <text:p>Preserves shared references</text:p>
                  </text:list-item>
                  <text:list-item>
                    <text:p>Preserves arbitrarily complex and recursive relationships</text:p>
                  </text:list-item>
                  <text:list-item>
                    <text:p>Very large arrays/hashes loaded <text:span text:style-name="T3">piecemeal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What are some good projects to compare this to?</text:p>
              <text:p/>
              <text:p><text:span text:style-name="T4">Storable</text:span> (recursive and shared rerences take work, values for a keys are loaded whole)</text:p>
              <text:p/>
              <text:p><text:span text:style-name="T4">Mongodb </text:span><text:span text:style-name="T3">ObjectStore could be built atop mongo, but that adds all sorts of programming overhead and lots of slow depenencies like moose.</text:span></text:p>
              <text:p/>
              <text:p><text:span text:style-name="T4">SQL </text:span><text:span text:style-name="T3">ObjectStore could be build atop SQL. </text:span></text:p>
              <text:p/>
              <text:p><text:span text:style-name="T4">Memcache –</text:span><text:span text:style-name="T3"> not persistant and see Storable.</text:span></text:p>
              <text:p/>
            </draw:text-box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about Objects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4">
              <text:list-header>
                <text:p>$obj = $store→create_container( {</text:p>
                <text:p><text:s text:c="7"/>name =&gt; ‘Elly’});</text:p>
                <text:p>$root→set_objManager( $obj );</text:p>
                <text:p>$mine = $store→create_container(‘Cool::Class’, {</text:p>
                <text:p><text:s text:c="7"/>name =&gt; ‘D00D’} );</text:p>
                <text:p>$obj→add_to_coolClasses( $mine );</text:p>
                <text:p>print $obj→get_name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The objects are actually blessed arrays, not hashes. </text:p>
              <text:p/>
            </draw:text-box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ubclassing Objec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use base “<text:a xlink:href="data::RecordStore::Container" xlink:type="simple">Data::RecordStore::Container</text:a>”;</text:p>
              </text:list-item>
              <text:list-item>
                <text:p>Created with <text:span text:style-name="T5">$store→create_container( className, { initial-data } );</text:span></text:p>
              </text:list-item>
              <text:list-item>
                <text:p><text:span text:style-name="T6">_init</text:span><text:span text:style-name="T3"> called upon creation</text:span></text:p>
              </text:list-item>
              <text:list-item>
                <text:p><text:span text:style-name="T6">_load</text:span><text:span text:style-name="T3"> called upon loading</text:span></text:p>
              </text:list-item>
              <text:list-item>
                <text:p><text:span text:style-name="T6">set, get, vol, clearvol, store</text:span></text:p>
              </text:list-item>
              <text:list-item>
                <text:p><text:span text:style-name="T3">Syntactic sugar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Sugar</text:p>
              <text:p><text:s text:c="3"/>set_x</text:p>
              <text:p><text:s text:c="2"/>get_x</text:p>
              <text:p><text:s text:c="3"/>add_to_x ( creates list if necessary and ads)</text:p>
              <text:p><text:s text:c="3"/>add_once_to_x</text:p>
              <text:p><text:s text:c="3"/>remove_from_x</text:p>
              <text:p><text:s text:c="3"/>remove_all_from_x</text:p>
            </draw:text-box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sign Principl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Do not expose IDs</text:p>
              </text:list-item>
              <text:list-item>
                <text:p>Design for simplicity of interface</text:p>
              </text:list-item>
              <text:list-item>
                <text:p>Avoid premature optimiz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2">
        <office:forms form:automatic-focus="false" form:apply-design-mode="false"/>
        <draw:frame presentation:style-name="pr9" draw:text-style-name="P4" draw:layer="layout" svg:width="24.599cm" svg:height="16.26cm" svg:x="2cm" svg:y="0.836cm" presentation:class="subtitle" presentation:user-transformed="true">
          <draw:text-box>
            <text:p><text:span text:style-name="T7">Questions, Comments, Sugges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20:11:18.219439182</meta:creation-date>
    <meta:editing-duration>PT13H33M45S</meta:editing-duration>
    <meta:editing-cycles>29</meta:editing-cycles>
    <meta:generator>LibreOffice/5.3.6.1$Linux_X86_64 LibreOffice_project/30$Build-1</meta:generator>
    <dc:date>2018-12-19T18:23:35.146018646</dc:date>
    <meta:document-statistic meta:object-count="6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